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ython to Java</text:p>
      <text:p text:style-name="Standard">Problem 1</text:p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binarysearchtree;</text:p>
      <text:p text:style-name="Standard"/>
      <text:p text:style-name="Standard">/**</text:p>
      <text:p text:style-name="Standard"><text:s/>*</text:p>
      <text:p text:style-name="Standard"><text:s/>* @author Tommy</text:p>
      <text:p text:style-name="Standard"><text:s/>*/</text:p>
      <text:p text:style-name="Standard">public class Count { <text:s text:c="3"/></text:p>
      <text:p text:style-name="Standard"><text:s text:c="4"/>public static void main(String[] args) { <text:s text:c="3"/></text:p>
      <text:p text:style-name="Standard"><text:s text:c="12"/></text:p>
      <text:p text:style-name="Standard"><text:s text:c="8"/>String s = "azcbobobegghaka"; <text:s text:c="3"/></text:p>
      <text:p text:style-name="Standard"><text:s text:c="8"/>int count = 0; <text:s text:c="3"/></text:p>
      <text:p text:style-name="Standard"><text:s text:c="8"/></text:p>
      <text:p text:style-name="Standard"><text:s text:c="12"/></text:p>
      <text:p text:style-name="Standard"><text:s text:c="8"/>for(int i = 0; i &lt; s.length(); i++) { <text:s text:c="3"/></text:p>
      <text:p text:style-name="Standard"><text:s text:c="12"/></text:p>
      <text:p text:style-name="Standard"><text:s text:c="12"/>if(s.charAt(i) == 'a' || s.charAt(i) == 'e' || s.charAt(i) == 'i' || s.charAt(i) == 'o' || s.charAt(i) == 'u') <text:tab/>{ <text:s text:c="7"/></text:p>
      <text:p text:style-name="Standard"><text:s text:c="16"/>count += 1; <text:s text:c="3"/></text:p>
      <text:p text:style-name="Standard"><text:s text:c="12"/>} <text:s text:c="3"/></text:p>
      <text:p text:style-name="Standard"><text:s text:c="15"/></text:p>
      <text:p text:style-name="Standard"><text:s text:c="8"/>} <text:s text:c="3"/></text:p>
      <text:p text:style-name="Standard"><text:s text:c="8"/>System.out.println("Number of vowels: " + count); <text:s text:c="3"/></text:p>
      <text:p text:style-name="Standard"><text:s text:c="12"/></text:p>
      <text:p text:style-name="Standard"><text:s text:c="4"/>} <text:s text:c="3"/></text:p>
      <text:p text:style-name="Standard">} 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Python to Java</text:p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binarysearchtree;</text:p>
      <text:p text:style-name="Standard"/>
      <text:p text:style-name="Standard">/**</text:p>
      <text:p text:style-name="Standard"><text:s/>*</text:p>
      <text:p text:style-name="Standard"><text:s/>* @author Tommy</text:p>
      <text:p text:style-name="Standard"><text:s/>*/</text:p>
      <text:p text:style-name="Standard">public class Balance {</text:p>
      <text:p text:style-name="Standard"><text:s text:c="4"/>public static void main(String args[]){</text:p>
      <text:p text:style-name="Standard"><text:s text:c="8"/></text:p>
      <text:p text:style-name="Standard"><text:s text:c="4"/>double balance = 484;</text:p>
      <text:p text:style-name="Standard"><text:s text:c="4"/>double annualInterestRate = .2;</text:p>
      <text:p text:style-name="Standard"><text:s text:c="4"/>double monthlyPaymentRate = .04;</text:p>
      <text:p text:style-name="Standard"><text:s text:c="4"/>double monthlyIntRate = annualInterestRate/12;</text:p>
      <text:p text:style-name="Standard"><text:s text:c="4"/></text:p>
      <text:p text:style-name="Standard"><text:s text:c="4"/>double minimumPayment = 0;</text:p>
      <text:p text:style-name="Standard"><text:s text:c="4"/></text:p>
      <text:p text:style-name="Standard"><text:s text:c="8"/>for(int i=0;i&lt;12;i++){</text:p>
      <text:p text:style-name="Standard"><text:s text:c="12"/>minimumPayment = balance * monthlyPaymentRate;</text:p>
      <text:p text:style-name="Standard"><text:s text:c="12"/>balance = balance - minimumPayment;</text:p>
      <text:p text:style-name="Standard"><text:s text:c="12"/>balance = balance + (balance * monthlyIntRate);</text:p>
      <text:p text:style-name="Standard"/>
      <text:p text:style-name="Standard"><text:s text:c="8"/>}</text:p>
      <text:p text:style-name="Standard"><text:s text:c="8"/>System.out.println("Remaining balance: " +balance); <text:s/>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ython to Java</text:p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binarysearchtree;</text:p>
      <text:p text:style-name="Standard"/>
      <text:p text:style-name="Standard">/**</text:p>
      <text:p text:style-name="Standard"><text:s/>*</text:p>
      <text:p text:style-name="Standard"><text:s/>* @author Tommy</text:p>
      <text:p text:style-name="Standard"><text:s/>*/</text:p>
      <text:p text:style-name="Standard">public class MinimumPayment {</text:p>
      <text:p text:style-name="Standard"><text:s text:c="4"/></text:p>
      <text:p text:style-name="Standard"><text:s text:c="4"/>public static void main(String args[]){</text:p>
      <text:p text:style-name="Standard"><text:s text:c="4"/></text:p>
      <text:p text:style-name="Standard"><text:s text:c="4"/>double balance = 3329;</text:p>
      <text:p text:style-name="Standard"><text:s text:c="4"/>double original_Bal = balance;</text:p>
      <text:p text:style-name="Standard"><text:s text:c="4"/>double annualInterestRate = .2;</text:p>
      <text:p text:style-name="Standard"><text:s text:c="4"/>double minimumPayment = 10;</text:p>
      <text:p text:style-name="Standard"><text:s text:c="4"/>double monthlyIntRate = annualInterestRate/12;</text:p>
      <text:p text:style-name="Standard"><text:s text:c="4"/></text:p>
      <text:p text:style-name="Standard"><text:s text:c="4"/>while (balance &gt; 0){</text:p>
      <text:p text:style-name="Standard"><text:s text:c="8"/>for(int i=0; i&lt;12; i++){</text:p>
      <text:p text:style-name="Standard"><text:s text:c="8"/></text:p>
      <text:p text:style-name="Standard"><text:s text:c="12"/>balance = balance - minimumPayment;</text:p>
      <text:p text:style-name="Standard"><text:s text:c="12"/>balance = (balance + (balance*monthlyIntRate));</text:p>
      <text:p text:style-name="Standard"><text:s text:c="12"/></text:p>
      <text:p text:style-name="Standard"><text:s text:c="12"/></text:p>
      <text:p text:style-name="Standard"><text:s text:c="8"/>}</text:p>
      <text:p text:style-name="Standard"><text:s text:c="8"/>if(balance &gt; 0){</text:p>
      <text:p text:style-name="Standard"><text:s text:c="16"/>minimumPayment += 10;</text:p>
      <text:p text:style-name="Standard"><text:s text:c="16"/>balance = original_Bal;</text:p>
      <text:p text:style-name="Standard"><text:s text:c="16"/></text:p>
      <text:p text:style-name="Standard"><text:s text:c="12"/>}</text:p>
      <text:p text:style-name="Standard"><text:s text:c="12"/>else if (balance &gt; 0) {</text:p>
      <text:p text:style-name="Standard"><text:s text:c="20"/>break; <text:s text:c="3"/></text:p>
      <text:p text:style-name="Standard"><text:s text:c="16"/>}</text:p>
      <text:p text:style-name="Standard"><text:s text:c="4"/>}</text:p>
      <text:p text:style-name="Standard"><text:s text:c="4"/>System.out.println("Lowest payment:" + minimumPayment)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ython to Java</text:p>
      <text:p text:style-name="Standard">/*</text:p>
      <text:p text:style-name="Standard"><text:s/>* To change this license header, choose License Headers in Project Properties.</text:p>
      <text:p text:style-name="Standard"><text:s/>* To change this template file, choose Tools | Templates</text:p>
      <text:p text:style-name="Standard"><text:s/>* and open the template in the editor.</text:p>
      <text:p text:style-name="Standard"><text:s/>*/</text:p>
      <text:p text:style-name="Standard">package binarysearchtree;</text:p>
      <text:p text:style-name="Standard"/>
      <text:p text:style-name="Standard">/**</text:p>
      <text:p text:style-name="Standard"><text:s/>*</text:p>
      <text:p text:style-name="Standard"><text:s/>* @author Tommy</text:p>
      <text:p text:style-name="Standard"><text:s/>*/</text:p>
      <text:p text:style-name="Standard">public class BiSearch {</text:p>
      <text:p text:style-name="Standard"><text:s text:c="4"/></text:p>
      <text:p text:style-name="Standard"><text:s text:c="4"/>public static void main(String args[]){</text:p>
      <text:p text:style-name="Standard"><text:s text:c="8"/></text:p>
      <text:p text:style-name="Standard"><text:s text:c="8"/>double balance = 320000;</text:p>
      <text:p text:style-name="Standard"><text:s text:c="8"/>double annualInterestRate = 0.2;</text:p>
      <text:p text:style-name="Standard"><text:s text:c="8"/>double orig_Bal = balance;</text:p>
      <text:p text:style-name="Standard"><text:s text:c="8"/>double monthlyIntRate = (annualInterestRate/12);</text:p>
      <text:p text:style-name="Standard"><text:s text:c="8"/>double monthlyLowerBound = balance/12;</text:p>
      <text:p text:style-name="Standard"><text:s text:c="8"/>double temp = (1 + monthlyIntRate);</text:p>
      <text:p text:style-name="Standard"><text:s text:c="8"/>double monthlyUpperBound = (balance * Math.pow(temp,12)) / 12.0;</text:p>
      <text:p text:style-name="Standard"><text:s text:c="8"/>double monthlyPaymentRate = 0;</text:p>
      <text:p text:style-name="Standard"><text:s text:c="8"/>double epsilon = .01;</text:p>
      <text:p text:style-name="Standard"/>
      <text:p text:style-name="Standard"><text:s text:c="4"/>while (Math.abs(balance) &gt; epsilon){</text:p>
      <text:p text:style-name="Standard"><text:s text:c="8"/>monthlyPaymentRate = (monthlyUpperBound + monthlyLowerBound)/2.0;</text:p>
      <text:p text:style-name="Standard"><text:s text:c="8"/>balance = orig_Bal;</text:p>
      <text:p text:style-name="Standard"><text:s text:c="4"/></text:p>
      <text:p text:style-name="Standard"><text:s text:c="8"/>for(int i=0; i&lt;12; i++){</text:p>
      <text:p text:style-name="Standard"><text:s text:c="12"/>balance = balance - monthlyPaymentRate;</text:p>
      <text:p text:style-name="Standard"><text:s text:c="12"/>balance = balance + (balance * monthlyIntRate);</text:p>
      <text:p text:style-name="Standard"><text:s text:c="8"/>}</text:p>
      <text:p text:style-name="Standard"><text:s text:c="8"/>if (balance &gt; epsilon){</text:p>
      <text:p text:style-name="Standard"><text:s text:c="12"/>monthlyLowerBound = monthlyPaymentRate;</text:p>
      <text:p text:style-name="Standard"><text:s text:c="8"/>}else if (balance &lt; 0){</text:p>
      <text:p text:style-name="Standard"><text:s text:c="12"/>monthlyUpperBound = monthlyPaymentRate;</text:p>
      <text:p text:style-name="Standard"><text:s text:c="8"/>}else{</text:p>
      <text:p text:style-name="Standard"><text:s text:c="12"/>break;</text:p>
      <text:p text:style-name="Standard"><text:s text:c="8"/>}</text:p>
      <text:p text:style-name="Standard"><text:s text:c="4"/></text:p>
      <text:p text:style-name="Standard"><text:s text:c="4"/>}</text:p>
      <text:p text:style-name="Standard"><text:s text:c="4"/>System.out.println("Lowest payment: " + Math.round(monthlyPaymentRate*100d)/100d);</text:p>
      <text:p text:style-name="Standard">}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MX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Tomás Ortiz Rangel</meta:initial-creator>
    <meta:creation-date>2020-02-14T13:27:04.48</meta:creation-date>
    <meta:document-statistic meta:table-count="0" meta:image-count="0" meta:object-count="0" meta:page-count="4" meta:paragraph-count="144" meta:word-count="468" meta:character-count="3844"/>
    <dc:date>2020-02-14T13:35:00.17</dc:date>
    <dc:creator>David Tomás Ortiz Rangel</dc:creator>
    <meta:editing-duration>PT7M56S</meta:editing-duration>
    <meta:editing-cycles>1</meta:editing-cycles>
    <meta:generator>OpenOffice/4.1.7$Win32 OpenOffice.org_project/417m1$Build-9800</meta:generator>
  </office:meta>
</office:document-meta>
</file>